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417fcf" draw:textarea-horizontal-align="left" draw:textarea-vertical-align="top" draw:auto-grow-height="false" fo:min-height="6.97cm" fo:min-width="25.72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008c2a" draw:textarea-horizontal-align="justify" draw:textarea-vertical-align="middle" draw:auto-grow-height="false" fo:min-height="2.75cm" fo:min-width="27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306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3.806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7.7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9.676cm" fo:min-width="25.42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13" style:family="graphic" style:parent-style-name="standard">
      <style:graphic-properties draw:stroke="solid" svg:stroke-color="#000000" draw:fill="solid" draw:fill-color="#eeeeee" draw:opacity="100%" draw:textarea-horizontal-align="center" draw:textarea-vertical-align="middle" draw:auto-grow-height="false" fo:min-height="1.556cm" fo:min-width="4.3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16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80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2.006cm" fo:min-width="4.256cm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4.256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solid" draw:fill-color="#417fcf"/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solid" draw:fill-color="#008c2a"/>
      <style:paragraph-properties fo:text-align="center"/>
    </style:style>
    <style:style style:name="P4" style:family="paragraph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eeeee" draw:opacity="100%"/>
      <style:paragraph-properties fo:text-align="center"/>
    </style:style>
    <style:style style:name="P8" style:family="paragraph">
      <style:paragraph-properties fo:text-align="center"/>
      <style:text-properties fo:color="#ffffff" loext:opacity="100%"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loext:graphic-properties draw:fill="solid" draw:fill-color="#eeeeee" draw:opacity="100%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5" style:family="paragraph">
      <loext:graphic-properties draw:fill="solid" draw:fill-color="#b83427"/>
      <style:paragraph-properties fo:text-align="center"/>
    </style:style>
    <style:style style:name="P16" style:family="paragraph">
      <style:paragraph-properties fo:margin-top="0.42cm" fo:margin-bottom="0.35cm" fo:text-align="center"/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solid" draw:fill-color="#eeeeee" draw:opacity="100%"/>
      <style:paragraph-properties fo:text-align="center"/>
      <style:text-properties fo:font-size="18pt" fo:font-weight="normal" style:font-weight-asian="normal" style:font-weight-complex="normal"/>
    </style:style>
    <style:style style:name="P18" style:family="paragraph">
      <loext:graphic-properties draw:fill="solid" draw:fill-color="#eeeeee" draw:opacity="100%"/>
      <style:paragraph-properties fo:margin-top="0.42cm" fo:margin-bottom="0.35cm" fo:text-align="center"/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solid" draw:fill-color="#eeeeee" draw:opacity="100%"/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solid" draw:fill-color="#111111"/>
      <style:paragraph-properties fo:text-align="center"/>
    </style:style>
    <style:style style:name="P24" style:family="paragraph">
      <loext:graphic-properties draw:fill="solid" draw:fill-color="#eeeeee" draw:opacity="100%"/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solid" draw:fill-color="#780373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solid" draw:fill-color="#cccccc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32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33" style:family="paragraph">
      <style:paragraph-properties fo:text-align="center"/>
      <style:text-properties fo:color="#000000" loext:opacity="100%" fo:font-size="36pt" style:font-size-asian="36pt" style:font-size-complex="36pt"/>
    </style:style>
    <style:style style:name="P34" style:family="paragraph">
      <loext:graphic-properties draw:fill="none" draw:fill-color="#ffffff"/>
      <style:paragraph-properties fo:text-align="center"/>
      <style:text-properties fo:color="#000000" loext:opacity="100%" fo:font-size="36pt" style:font-size-asian="36pt" style:font-size-complex="36pt"/>
    </style:style>
    <style:style style:name="P35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8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7cm" svg:height="8cm" svg:x="0.5cm" svg:y="4.5cm">
          <text:p text:style-name="P1"><text:span text:style-name="T1">Sommai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.517cm" svg:x="1cm" svg:y="0.805cm">
          <draw:text-box>
            <text:p text:style-name="P4"><text:span text:style-name="T2">Configuration d’une RTC.</text:span></text:p>
          </draw:text-box>
        </draw:frame>
        <draw:custom-shape draw:style-name="gr4" draw:text-style-name="P7" draw:layer="layout" svg:width="5cm" svg:height="2cm" svg:x="1cm" svg:y="8cm">
          <text:p text:style-name="P6">Quesqu’une RTC externe ?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7" draw:layer="layout" svg:width="4.5cm" svg:height="2cm" svg:x="16.5cm" svg:y="8cm">
          <text:p text:style-name="P6">Le choix d’une RT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7" draw:layer="layout" svg:width="8.5cm" svg:height="2.5cm" svg:x="7cm" svg:y="8cm">
          <text:p text:style-name="P6">Pour quelle raisons une RTC externe est necessaire ?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7" draw:layer="layout" svg:width="5cm" svg:height="2cm" svg:x="22cm" svg:y="8cm">
          <text:p text:style-name="P6">Décodage du protocole I2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9" draw:layer="layout" svg:width="2.5cm" svg:height="3cm" svg:x="25cm" svg:y="0cm">
          <draw:text-box>
            <text:p text:style-name="P8"><text:span text:style-name="T3">1/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2" draw:text-style-name="P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.517cm" svg:x="1cm" svg:y="0.805cm">
          <draw:text-box>
            <text:p text:style-name="P4"><text:span text:style-name="T2">Configuration d’une RTC.</text:span></text:p>
          </draw:text-box>
        </draw:frame>
        <draw:custom-shape draw:style-name="gr9" draw:text-style-name="P12" draw:layer="layout" svg:width="27cm" svg:height="11cm" svg:x="0.5cm" svg:y="4cm">
          <text:p text:style-name="P11"><text:span text:style-name="T4">Quesqu’une RTC externe ?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10" draw:text-style-name="P13" draw:layer="layout" svg:width="7.5cm" svg:height="1cm" svg:x="1cm" svg:y="7cm">
          <draw:text-box>
            <text:p>Real Time Clock (RTC)</text:p>
          </draw:text-box>
        </draw:frame>
        <draw:frame draw:style-name="gr7" draw:text-style-name="P9" draw:layer="layout" svg:width="2.5cm" svg:height="3cm" svg:x="25cm" svg:y="0cm">
          <draw:text-box>
            <text:p text:style-name="P8"><text:span text:style-name="T3">1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2" draw:text-style-name="P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.517cm" svg:x="1cm" svg:y="0.805cm">
          <draw:text-box>
            <text:p text:style-name="P4"><text:span text:style-name="T2">Configuration d’une RTC.</text:span></text:p>
          </draw:text-box>
        </draw:frame>
        <draw:custom-shape draw:style-name="gr9" draw:text-style-name="P12" draw:layer="layout" svg:width="27cm" svg:height="11cm" svg:x="0.5cm" svg:y="4cm">
          <text:p text:style-name="P14"><text:span text:style-name="T4">Pour quelle raisons une RTC externe est necessai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11" draw:text-style-name="P13" draw:layer="layout" svg:width="4.5cm" svg:height="3cm" svg:x="2cm" svg:y="8cm">
          <draw:text-box>
            <text:p>explication</text:p>
          </draw:text-box>
        </draw:frame>
        <draw:frame draw:style-name="gr7" draw:text-style-name="P9" draw:layer="layout" svg:width="2.5cm" svg:height="3cm" svg:x="25cm" svg:y="0cm">
          <draw:text-box>
            <text:p text:style-name="P8"><text:span text:style-name="T3">1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7cm" svg:height="8cm" svg:x="0.5cm" svg:y="4.5cm">
          <text:p text:style-name="P1"><text:span text:style-name="T1">Sommai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2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.517cm" svg:x="1cm" svg:y="0.805cm">
          <draw:text-box>
            <text:p text:style-name="P4"><text:span text:style-name="T2">Données visualisation.</text:span></text:p>
          </draw:text-box>
        </draw:frame>
        <draw:custom-shape draw:style-name="gr4" draw:text-style-name="P17" draw:layer="layout" svg:width="5cm" svg:height="2cm" svg:x="1cm" svg:y="8cm">
          <text:p text:style-name="P16"><text:span text:style-name="T5">Suivi du cyc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7" draw:layer="layout" svg:width="4.5cm" svg:height="2cm" svg:x="12cm" svg:y="8cm">
          <text:p text:style-name="P16"><text:span text:style-name="T5">Homogénéité thermiqu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3" draw:text-style-name="P18" draw:layer="layout" svg:width="5cm" svg:height="2cm" svg:x="6.5cm" svg:y="8cm">
          <text:p text:style-name="P16"><text:span text:style-name="T5">État thermique instantané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8" draw:layer="layout" svg:width="4.5cm" svg:height="2cm" svg:x="17cm" svg:y="8cm">
          <text:p text:style-name="P16"><text:span text:style-name="T5">Historique et analys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18" draw:layer="layout" svg:width="5cm" svg:height="2cm" svg:x="22cm" svg:y="8cm">
          <text:p text:style-name="P19"><text:span text:style-name="T6">Vérification de houbl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9" draw:layer="layout" svg:width="2.5cm" svg:height="3cm" svg:x="25cm" svg:y="0cm">
          <draw:text-box>
            <text:p text:style-name="P8"><text:span text:style-name="T3">2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2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.517cm" svg:x="1cm" svg:y="0.805cm">
          <draw:text-box>
            <text:p text:style-name="P4"><text:span text:style-name="T2">Données visualisation.</text:span></text:p>
          </draw:text-box>
        </draw:frame>
        <draw:custom-shape draw:style-name="gr14" draw:text-style-name="P21" draw:layer="layout" svg:width="27cm" svg:height="11cm" svg:x="0.5cm" svg:y="4cm">
          <text:p text:style-name="P20"><text:span text:style-name="T7">Suivi du cyc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9" draw:layer="layout" svg:width="2.5cm" svg:height="3cm" svg:x="25cm" svg:y="0cm">
          <draw:text-box>
            <text:p text:style-name="P8"><text:span text:style-name="T3">2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2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.517cm" svg:x="1cm" svg:y="0.805cm">
          <draw:text-box>
            <text:p text:style-name="P4"><text:span text:style-name="T2">Données visualisation.</text:span></text:p>
          </draw:text-box>
        </draw:frame>
        <draw:custom-shape draw:style-name="gr14" draw:text-style-name="P21" draw:layer="layout" svg:width="27cm" svg:height="11cm" svg:x="0.5cm" svg:y="4cm">
          <text:p text:style-name="P22"><text:span text:style-name="T8">État thermique instantané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9" draw:layer="layout" svg:width="2.5cm" svg:height="3cm" svg:x="25cm" svg:y="0cm">
          <draw:text-box>
            <text:p text:style-name="P8"><text:span text:style-name="T3">2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7cm" svg:height="8cm" svg:x="0.5cm" svg:y="4.5cm">
          <text:p text:style-name="P1"><text:span text:style-name="T1">Sommai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5" draw:text-style-name="P2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7cm" svg:height="1.517cm" svg:x="1cm" svg:y="0.805cm">
          <draw:text-box>
            <text:p text:style-name="P4"><text:span text:style-name="T2">Configuration serveur Web.</text:span></text:p>
          </draw:text-box>
        </draw:frame>
        <draw:custom-shape draw:style-name="gr4" draw:text-style-name="P18" draw:layer="layout" svg:width="5cm" svg:height="2cm" svg:x="1cm" svg:y="8cm">
          <text:p text:style-name="P16"><text:span text:style-name="T5">Installation serveur We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8" draw:layer="layout" svg:width="4.5cm" svg:height="2cm" svg:x="12cm" svg:y="8cm">
          <text:p text:style-name="P16"><text:span text:style-name="T5">Droit d’accè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3" draw:text-style-name="P18" draw:layer="layout" svg:width="5cm" svg:height="2cm" svg:x="6.5cm" svg:y="8cm">
          <text:p text:style-name="P16"><text:span text:style-name="T5">Installation serveur Ph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8" draw:layer="layout" svg:width="4.5cm" svg:height="2cm" svg:x="17cm" svg:y="8cm">
          <text:p text:style-name="P16"><text:span text:style-name="T5">Structure site We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24" draw:layer="layout" svg:width="5cm" svg:height="2cm" svg:x="22cm" svg:y="8cm">
          <text:p text:style-name="P19"><text:span text:style-name="T6">Produit environnem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9" draw:layer="layout" svg:width="2.5cm" svg:height="3cm" svg:x="25cm" svg:y="0cm">
          <draw:text-box>
            <text:p text:style-name="P8"><text:span text:style-name="T3">3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5" draw:text-style-name="P2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7cm" svg:height="1.517cm" svg:x="1cm" svg:y="0.805cm">
          <draw:text-box>
            <text:p text:style-name="P4"><text:span text:style-name="T2">Configuration serveur Web.</text:span></text:p>
          </draw:text-box>
        </draw:frame>
        <draw:custom-shape draw:style-name="gr14" draw:text-style-name="P21" draw:layer="layout" svg:width="27cm" svg:height="11cm" svg:x="0.5cm" svg:y="4cm">
          <text:p text:style-name="P20"><text:span text:style-name="T7">Installation serveur We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9" draw:layer="layout" svg:width="2.5cm" svg:height="3cm" svg:x="25cm" svg:y="0cm">
          <draw:text-box>
            <text:p text:style-name="P8"><text:span text:style-name="T3">3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7cm" svg:height="8cm" svg:x="0.5cm" svg:y="4.5cm">
          <text:p text:style-name="P1"><text:span text:style-name="T1">Sommai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6" draw:text-style-name="P2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24.5cm" svg:height="1.517cm" svg:x="1cm" svg:y="0.805cm">
          <draw:text-box>
            <text:p text:style-name="P26"><text:span text:style-name="T2">IHM « Saisie des paramètres utilisateurs »</text:span></text:p>
          </draw:text-box>
        </draw:frame>
        <draw:custom-shape draw:style-name="gr4" draw:text-style-name="P18" draw:layer="layout" svg:width="5cm" svg:height="2cm" svg:x="1.5cm" svg:y="8cm">
          <text:p text:style-name="P16"><text:span text:style-name="T5">Objectif de l’IH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8" draw:text-style-name="P18" draw:layer="layout" svg:width="5.5cm" svg:height="2cm" svg:x="14.5cm" svg:y="8cm">
          <text:p text:style-name="P16"><text:span text:style-name="T5">Fonctionnement des scrip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3" draw:text-style-name="P18" draw:layer="layout" svg:width="5cm" svg:height="2cm" svg:x="8cm" svg:y="8cm">
          <text:p text:style-name="P16"><text:span text:style-name="T5">Structure de la p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18" draw:layer="layout" svg:width="5cm" svg:height="2cm" svg:x="21.5cm" svg:y="8cm">
          <text:p text:style-name="P16"><text:span text:style-name="T5">Interaction avec la BD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9" draw:layer="layout" svg:width="2.5cm" svg:height="3cm" svg:x="25cm" svg:y="0cm">
          <draw:text-box>
            <text:p text:style-name="P8"><text:span text:style-name="T3">4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6" draw:text-style-name="P2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27" draw:layer="layout" svg:width="24.5cm" svg:height="1.517cm" svg:x="1cm" svg:y="0.805cm">
          <draw:text-box>
            <text:p text:style-name="P26"><text:span text:style-name="T2">IHM « Saisie des paramètres utilisateurs »</text:span></text:p>
          </draw:text-box>
        </draw:frame>
        <draw:custom-shape draw:style-name="gr14" draw:text-style-name="P21" draw:layer="layout" svg:width="27cm" svg:height="11cm" svg:x="0.5cm" svg:y="4cm">
          <text:p text:style-name="P20"><text:span text:style-name="T7">Objectif de l’IH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9" draw:layer="layout" svg:width="2.5cm" svg:height="3cm" svg:x="25cm" svg:y="0cm">
          <draw:text-box>
            <text:p text:style-name="P8"><text:span text:style-name="T3">4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7cm" svg:height="8cm" svg:x="0.5cm" svg:y="4.5cm">
          <text:p text:style-name="P1"><text:span text:style-name="T1">Sommai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30" draw:layer="layout" svg:width="24.5cm" svg:height="1.517cm" svg:x="1cm" svg:y="0.805cm">
          <draw:text-box>
            <text:p text:style-name="P29"><text:span text:style-name="T9">Exportation des données au format CSV</text:span></text:p>
          </draw:text-box>
        </draw:frame>
        <draw:custom-shape draw:style-name="gr22" draw:text-style-name="P32" draw:layer="layout" svg:width="5cm" svg:height="2.5cm" svg:x="1.5cm" svg:y="8cm">
          <text:p text:style-name="P31"><text:span text:style-name="T10">Pourquoi exporté des donné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8" draw:text-style-name="P18" draw:layer="layout" svg:width="5.5cm" svg:height="2cm" svg:x="14.5cm" svg:y="8cm">
          <text:p text:style-name="P31"><text:span text:style-name="T10">Quesque le format CSV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3" draw:text-style-name="P32" draw:layer="layout" svg:width="5cm" svg:height="2.5cm" svg:x="8cm" svg:y="8cm">
          <text:p text:style-name="P31"><text:span text:style-name="T10">Quelle données a expor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18" draw:layer="layout" svg:width="5cm" svg:height="2cm" svg:x="21.5cm" svg:y="8cm">
          <text:p text:style-name="P31"><text:span text:style-name="T10">Format/Structure CSV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34" draw:layer="layout" svg:width="2.5cm" svg:height="3cm" svg:x="25cm" svg:y="0cm">
          <draw:text-box>
            <text:p text:style-name="P33"><text:span text:style-name="T11">5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2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30" draw:layer="layout" svg:width="24.5cm" svg:height="1.517cm" svg:x="1cm" svg:y="0.805cm">
          <draw:text-box>
            <text:p text:style-name="P29"><text:span text:style-name="T9">Exportation des données au format CSV</text:span></text:p>
          </draw:text-box>
        </draw:frame>
        <draw:custom-shape draw:style-name="gr25" draw:text-style-name="P36" draw:layer="layout" svg:width="27cm" svg:height="11cm" svg:x="0.5cm" svg:y="4cm">
          <text:p text:style-name="P35"><text:span text:style-name="T8">Pourquoi exporté des donné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7" draw:text-style-name="P34" draw:layer="layout" svg:width="2.5cm" svg:height="3cm" svg:x="25cm" svg:y="0cm">
          <draw:text-box>
            <text:p text:style-name="P33"><text:span text:style-name="T11">5/5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1:02:48.956392749</meta:creation-date>
    <meta:generator>LibreOffice/25.2.3.2$Linux_X86_64 LibreOffice_project/520$Build-2</meta:generator>
    <dc:date>2026-03-12T22:08:02.479225418</dc:date>
    <meta:editing-duration>PT1H3M40S</meta:editing-duration>
    <meta:editing-cycles>179</meta:editing-cycles>
    <meta:document-statistic meta:object-count="117"/>
  </office:meta>
</office:document-meta>
</file>